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3" style:family="paragraph" style:parent-style-name="Preformatted_20_Text">
      <style:paragraph-properties fo:margin-left="0in" fo:margin-right="0in" fo:text-align="end" style:justify-single-word="false" fo:orphans="2" fo:widows="2" fo:text-indent="0in" style:auto-text-indent="false"/>
      <style:text-properties fo:font-size="15pt" style:font-size-asian="15pt" style:font-size-complex="15pt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size="18pt" style:font-size-asian="18pt" style:font-size-complex="18pt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size="10pt" style:font-size-asian="10pt" style:font-size-complex="10pt"/>
    </style:style>
    <style:style style:name="P6" style:family="paragraph" style:parent-style-name="Preformatted_20_Text">
      <style:paragraph-properties fo:margin-left="0in" fo:margin-right="0in" fo:text-align="end" style:justify-single-word="false" fo:orphans="2" fo:widows="2" fo:text-indent="0in" style:auto-text-indent="false"/>
      <style:text-properties fo:font-size="10pt" style:font-size-asian="10pt" style:font-size-complex="10pt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size="10pt" style:font-size-asian="10pt" style:font-size-complex="10pt"/>
    </style:style>
    <style:style style:name="P8" style:family="paragraph" style:parent-style-name="Preformatted_20_Text">
      <style:paragraph-properties fo:margin-left="0in" fo:margin-right="0in" fo:text-align="end" style:justify-single-word="false" fo:orphans="2" fo:widows="2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Preformatted_20_Text">
      <style:paragraph-properties fo:margin-left="0in" fo:margin-right="0in" fo:text-align="end" style:justify-single-word="false" fo:orphans="2" fo:widows="2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Preformatted_20_Text">
      <style:paragraph-properties fo:margin-left="0in" fo:margin-right="0in" fo:orphans="2" fo:widows="2" fo:text-indent="0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13" style:family="paragraph" style:parent-style-name="Preformatted_20_Text">
      <style:paragraph-properties fo:margin-left="0in" fo:margin-right="0in" fo:text-align="end" style:justify-single-word="false" fo:orphans="2" fo:widows="2" fo:text-indent="0in" style:auto-text-indent="false"/>
      <style:text-properties fo:font-weight="bold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weight="bold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end" style:justify-single-word="false" fo:orphans="2" fo:widows="2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Hacker Adventurer Poet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EDRK.COM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Appalachian Epic of 3Shot</text:p>
      <text:p text:style-name="P10">Appalachian Trail Thru Hike</text:p>
      <text:p text:style-name="P9"><text:s/>1 – 41______________________________________________</text:p>
      <text:p text:style-name="P5"/>
      <text:p text:style-name="P8">Virtues of Narcissism</text:p>
      <text:p text:style-name="P10">Shuffled stories</text:p>
      <text:p text:style-name="P12"><text:s/><text:span text:style-name="T1">43 – 105____________________________________________</text:span></text:p>
      <text:p text:style-name="P5"/>
      <text:p text:style-name="P8">Same Day Fresh</text:p>
      <text:p text:style-name="P10">Draft stories</text:p>
      <text:p text:style-name="P7"><text:s/><text:span text:style-name="T1">103 – 112___________________________________________</text:span></text:p>
      <text:p text:style-name="P9"/>
      <text:p text:style-name="P13">Anarchist Archives</text:p>
      <text:p text:style-name="P15">perl code</text:p>
      <text:p text:style-name="P14"><text:s/>113 – 125___________________________________________</text:p>
      <text:p text:style-name="P9"/>
      <text:p text:style-name="P9"/>
      <text:p text:style-name="P8">End</text:p>
      <text:p text:style-name="P9"><text:s/>127_________________________________________________</text:p>
      <text:p text:style-name="P9"/>
      <text:p text:style-name="P6"/>
      <text:p text:style-name="P6"/>
      <text:p text:style-name="P11">ILLUSTRATIONS: 3 43 1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nsolas" fo:font-size="10pt" style:font-name-asian="Consolas" style:font-size-asian="10pt" style:font-name-complex="Consolas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5in" style:type="center"/>
          <style:tab-stop style:position="8.1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1in" fo:margin-bottom="0.2in" fo:margin-left="0.2in" fo:margin-right="0.2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9-24T16:12:46.45</dc:date>
    <meta:generator>OpenOffice/4.1.3$Win32 OpenOffice.org_project/413m1$Build-9783</meta:generator>
    <meta:editing-duration>PT10H45M24S</meta:editing-duration>
    <meta:editing-cycles>46</meta:editing-cycles>
    <meta:print-date>2017-09-24T16:09:40.20</meta:print-date>
    <meta:document-statistic meta:table-count="0" meta:image-count="0" meta:object-count="0" meta:page-count="1" meta:paragraph-count="17" meta:word-count="44" meta:character-count="466"/>
  </office:meta>
</office:document-meta>
</file>